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Q/ES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/:/;</text:p>
          </table:table-cell>
          <table:table-cell office:value-type="string" calcext:value-type="string">
            <text:p>Y/,/.</text:p>
          </table:table-cell>
          <table:table-cell office:value-type="string" calcext:value-type="string">
            <text:p>U/_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/(/)</text:p>
          </table:table-cell>
          <table:table-cell office:value-type="string" calcext:value-type="string">
            <text:p>H/#</text:p>
          </table:table-cell>
          <table:table-cell office:value-type="string" calcext:value-type="string">
            <text:p>J/’/”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XXX</text:p>
          </table:table-cell>
        </table:table-row>
        <table:table-row table:style-name="ro3">
          <table:table-cell office:value-type="string" calcext:value-type="string">
            <text:p>TG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/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/Enter</text:p>
            <text:p>Shift</text:p>
          </table:table-cell>
          <table:table-cell office:value-type="string" calcext:value-type="string">
            <text:p>SPACE</text:p>
            <text:p>Layer2</text:p>
          </table:table-cell>
        </table:table-row>
        <table:table-row table:style-name="ro4" table:number-rows-repeated="2">
          <table:table-cell table:style-name="Default" table:number-columns-repeated="10"/>
        </table:table-row>
        <table:table-row table:style-name="ro5">
          <table:table-cell table:style-name="Default" table:number-columns-repeated="10"/>
        </table:table-row>
        <table:table-row table:style-name="ro6">
          <table:table-cell office:value-type="string" calcext:value-type="string">
            <text:p>TG(3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</text:p>
          </table:table-cell>
          <table:table-cell table:number-columns-repeated="2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XXX</text:p>
          </table:table-cell>
        </table:table-row>
        <table:table-row table:style-name="ro8">
          <table:table-cell office:value-type="string" calcext:value-type="string">
            <text:p>TG(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</table:table-row>
        <table:table-row table:style-name="ro9">
          <table:table-cell office:value-type="string" calcext:value-type="string">
            <text:p>TG(3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$/+=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2">
          <table:table-cell office:value-type="string" calcext:value-type="string">
            <text:p>BKSPC</text:p>
          </table:table-cell>
          <table:table-cell office:value-type="string" calcext:value-type="string">
            <text:p>{/&lt;=</text:p>
          </table:table-cell>
          <table:table-cell office:value-type="string" calcext:value-type="string">
            <text:p>}/&gt;=</text:p>
          </table:table-cell>
          <table:table-cell office:value-type="string" calcext:value-type="string">
            <text:p>[/-=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XXXX</text:p>
          </table:table-cell>
        </table:table-row>
        <table:table-row table:style-name="ro10">
          <table:table-cell office:value-type="string" calcext:value-type="string">
            <text:p>TG(1)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36:53.347511934</meta:creation-date>
    <dc:date>2024-02-28T16:13:01.349543047</dc:date>
    <meta:editing-duration>PT15M35S</meta:editing-duration>
    <meta:editing-cycles>3</meta:editing-cycles>
    <meta:generator>LibreOffice/24.2.0.3$Linux_X86_64 LibreOffice_project/da48488a73ddd66ea24cf16bbc4f7b9c08e9bea1</meta:generator>
    <meta:document-statistic meta:table-count="1" meta:cell-count="79" meta:object-count="0"/>
  </office:meta>
</office:document-meta>
</file>